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CV</text:p>
      <text:p text:style-name="Author">Oliver Thurley</text:p>
      <text:p text:style-name="Text_20_body">I am driven to learn and always strive to expand and develop my skills through applied projects. I combine a creative approach with strong analytical thinking, and am experienced in research, communication, and problem-solving. I am a fast learner and thrive when collaborating to design and build innovative solutions. Following a number of years working as an academic lecturer in music technology, I am now looking to change careers to software development to focus on my passion for code and collaboration.</text:p>
      <text:h text:style-name="Heading_20_2" text:outline-level="2"><text:bookmark-start text:name="technical-skills-full-stack"/>Technical Skills: Full-Stack<text:bookmark-end text:name="technical-skills-full-stack"/></text:h>
      <text:list text:style-name="L1">
        <text:list-item>
          <text:p text:style-name="P1"><text:span text:style-name="T1">Languages:</text:span> JavaScript, Python, TypeScript, HTML, CSS;</text:p>
        </text:list-item>
        <text:list-item>
          <text:p text:style-name="P1"><text:span text:style-name="T1">Frameworks &amp; Libraries:</text:span> React, Node.js, Express.js, p5.js;</text:p>
        </text:list-item>
        <text:list-item>
          <text:p text:style-name="P1"><text:span text:style-name="T1">Databases &amp; APIs:</text:span> SQL (Postgres, SQLite), RESTful APIs, OpenAPI/Swagger;</text:p>
        </text:list-item>
        <text:list-item>
          <text:p text:style-name="P1"><text:span text:style-name="T1">Tools:</text:span> Git, GitHub, Linux, Neovim, VS Code, Markdown, npm and PyPi packaging, LaTeX, AI-ready;</text:p>
        </text:list-item>
        <text:list-item>
          <text:p text:style-name="P1"><text:span text:style-name="T1">Testing &amp; Deployment:</text:span> GitHub Actions (CI/CD), Docker, Unit Testing (pytest, mocha, jest), Render, Netlify, Supabase;</text:p>
        </text:list-item>
        <text:list-item>
          <text:p text:style-name="P1"><text:span text:style-name="T1">Other Skills:</text:span> Technical writing, research, agile practices, mentoring, public speaking and teaching.</text:p>
        </text:list-item>
      </text:list>
      <text:p text:style-name="First_20_paragraph">I have contributed to the open-source project <text:a xlink:type="simple" xlink:href="https://p5js.org/" office:name=""><text:span text:style-name="Definition">p5.js</text:span></text:a>, a creative-coding JavaScript library by the <text:a xlink:type="simple" xlink:href="https://processingfoundation.org/" office:name=""><text:span text:style-name="Definition">Processing Foundation</text:span></text:a>.</text:p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lecturer-university-of-leeds-2019-present"/><text:a xlink:type="simple" xlink:href="https://ahc.leeds.ac.uk/music/staff/488/dr-oliver-thurley" office:name=""><text:span text:style-name="Definition">Lecturer, University of Leeds</text:span></text:a> (2019 – present)<text:bookmark-end text:name="lecturer-university-of-leeds-2019-present"/></text:h>
      <text:list text:style-name="L2">
        <text:list-item>
          <text:p text:style-name="P2">Lectures and workshops on JavaScript, p5.js, and Max/MSP.</text:p>
        </text:list-item>
        <text:list-item>
          <text:p text:style-name="P2">Designed and led “Computational Art” module, introducing non-coders to JavaScript, creating algorithmic art, music, and poetry as well as other digital arts.</text:p>
        </text:list-item>
        <text:list-item>
          <text:p text:style-name="P2">Led design of 6 new modules and managed 12 other modules (2019–present).</text:p>
        </text:list-item>
        <text:list-item>
          <text:p text:style-name="P2">Programme leader of BSc Music, Multimedia and Electronics programme, co-taught with School of Electronics and Electrical Engineering.</text:p>
        </text:list-item>
        <text:list-item>
          <text:p text:style-name="P2">Worked as part of a team to develop a new Music Technology programme, which recruited &gt;40% of our School’s undergraduate intake in 2024-25.</text:p>
        </text:list-item>
        <text:list-item>
          <text:p text:style-name="P2">Supervised over 20 undergraduate software-based student projects, including procedural systems, interactive installations, multi-channel audio diffusion systems, and music education apps.</text:p>
        </text:list-item>
        <text:list-item>
          <text:p text:style-name="P2">Each academic year I produce new technical documentation and teaching materials, including a successful <text:a xlink:type="simple" xlink:href="https://www.youtube.com/@thrly" office:name=""><text:span text:style-name="Definition">YouTube-partnered channel</text:span></text:a> teaching the programming language, Max/MSP.</text:p>
        </text:list-item>
        <text:list-item>
          <text:p text:style-name="P2">Supervisor and examiner to PhD students.</text:p>
        </text:list-item>
        <text:list-item>
          <text:p text:style-name="P2">My tutored students’ average grade is a high 2:1. (2023–25)</text:p>
        </text:list-item>
      </text:list>
      <text:h text:style-name="Heading_20_3" text:outline-level="3"><text:bookmark-start text:name="teaching-fellow-university-of-leeds-2016-2019"/>Teaching Fellow, University of Leeds (2016 – 2019)<text:bookmark-end text:name="teaching-fellow-university-of-leeds-2016-2019"/></text:h>
      <text:list text:style-name="L3">
        <text:list-item>
          <text:p text:style-name="P3">Technical teaching across BA, MA Music Technology and BSc Electronic Engineering programmes.</text:p>
        </text:list-item>
        <text:list-item>
          <text:p text:style-name="P3">Supported student development with structured mentoring, project feedback, tutorials and supervision.</text:p>
        </text:list-item>
      </text:list>
      <text:h text:style-name="Heading_20_2" text:outline-level="2"><text:bookmark-start text:name="education"/>Education<text:bookmark-end text:name="education"/></text:h>
      <text:list text:style-name="L4">
        <text:list-item>
          <text:p text:style-name="P4"><text:span text:style-name="T1">PhD</text:span> - Music - Fully funded by AHRC. Awarded without corrections and Board of Examiners Prize. University of Leeds, <text:span text:style-name="T2">2012–2016</text:span></text:p>
        </text:list-item>
        <text:list-item>
          <text:p text:style-name="P4"><text:span text:style-name="T1">MA</text:span> - Computer Music &amp; Music Technology (Distinction) - University of Leeds, <text:span text:style-name="T2">2010–2011</text:span></text:p>
        </text:list-item>
        <text:list-item>
          <text:p text:style-name="P4"><text:span text:style-name="T1">BA(Hons)</text:span> - Music Production (First Class) - Leeds College of Music, <text:span text:style-name="T2">2007–2010</text:span></text:p>
        </text:list-item>
      </text:list>
      <text:h text:style-name="Heading_20_2" text:outline-level="2"><text:bookmark-start text:name="projects"/>Projects<text:bookmark-end text:name="projects"/></text:h>
      <text:h text:style-name="Heading_20_3" text:outline-level="3"><text:bookmark-start text:name="grant-scribe-react-typescript-express-openai-api"/><text:a xlink:type="simple" xlink:href="https://granter.onrender.com/" office:name=""><text:span text:style-name="Definition">Grant Scribe</text:span></text:a> (React, TypeScript, Express, OpenAI API)<text:bookmark-end text:name="grant-scribe-react-typescript-express-openai-api"/></text:h>
      <text:p text:style-name="First_20_paragraph">A project to apply skills in React, Typescript, CI/CD, and the OpenAI API. This SPA generates tailored research proposals from user input. Built with React, Node / Express backend, and RESTful API calls. Deployed via Render. Demonstrates component-based architecture, async data fetching, error handling.</text:p>
      <text:h text:style-name="Heading_20_3" text:outline-level="3"><text:bookmark-start text:name="scryfall-set-python-sql-cli-tool"/><text:a xlink:type="simple" xlink:href="https://github.com/thrly/scry" office:name=""><text:span text:style-name="Definition">scryfall-set</text:span></text:a> (Python, SQL, CLI Tool)<text:bookmark-end text:name="scryfall-set-python-sql-cli-tool"/></text:h>
      <text:p text:style-name="First_20_paragraph">A project to develop skills with data ingestion and database queries in Python. Leverages the Scryfall API and an SQLite database to allow a user to view stats for MTG set releases and custom searches via the command line. Packaged and released through PyPi index.</text:p>
      <text:h text:style-name="Heading_20_3" text:outline-level="3"><text:bookmark-start text:name="clouddrift-node.js-cli-tool"/><text:a xlink:type="simple" xlink:href="https://github.com/thrly/clouddrift" office:name=""><text:span text:style-name="Definition">clouddrift</text:span></text:a> (Node.js, CLI Tool)<text:bookmark-end text:name="clouddrift-node.js-cli-tool"/></text:h>
      <text:p text:style-name="First_20_paragraph">Developed skills in npm packaging by creating and publishing a CLI module that generates animated ASCII clouds on the user’s terminal using simplex noise. Demonstrates proficiency in package publishing, creative application of noise algorithms.</text:p>
      <text:h text:style-name="Heading_20_3" text:outline-level="3"><text:bookmark-start text:name="pen-plotter-art-p5.js-arduino"/><text:a xlink:type="simple" xlink:href="https://github.com/thrly/pen-plotter-resources" office:name=""><text:span text:style-name="Definition">Pen Plotter Art</text:span></text:a> (p5.js, Arduino)<text:bookmark-end text:name="pen-plotter-art-p5.js-arduino"/></text:h>
      <text:p text:style-name="First_20_paragraph">Interactive generative drawings using p5.js to design algorithmic visuals, and controlling a 3D-printed pen plotter. Applied skills in creative coding, SVG processing, hardware integration, and microcontroller programming.</text:p>
      <text:h text:style-name="Heading_20_3" text:outline-level="3"><text:bookmark-start text:name="harmonic-synthesizer-p5.sound-javascript"/><text:a xlink:type="simple" xlink:href="https://github.com/thrly/harmonic-series-synth" office:name=""><text:span text:style-name="Definition">Harmonic Synthesizer</text:span></text:a> (p5.sound, JavaScript)<text:bookmark-end text:name="harmonic-synthesizer-p5.sound-javascript"/></text:h>
      <text:p text:style-name="First_20_paragraph">Developed skills creating a browser-based synthesizer for demonstrating harmonic series relationships through real-time audio generation and UI controls. Used in educational settings for interactive music teaching.</text:p>
      <text:h text:style-name="Heading_20_3" text:outline-level="3"><text:bookmark-start text:name="tempest-zmk-firmware-hardware"/><text:a xlink:type="simple" xlink:href="https://github.com/thrly/tempest" office:name=""><text:span text:style-name="Definition">Tempest</text:span></text:a> (ZMK Firmware, Hardware)<text:bookmark-end text:name="tempest-zmk-firmware-hardware"/></text:h>
      <text:p text:style-name="First_20_paragraph">Designed and built a wireless 36-key split ergonomic keyboard running custom ZMK config (Zephyr). Learned about PCB layout, embedded firmware, and configuration.</text:p>
      <text:h text:style-name="Heading_20_2" text:outline-level="2"><text:bookmark-start text:name="certifications-awards"/>Certifications &amp; Awards<text:bookmark-end text:name="certifications-awards"/></text:h>
      <text:list text:style-name="L5">
        <text:list-item>
          <text:p text:style-name="P5"><text:a xlink:type="simple" xlink:href="https://www.credly.com/badges/8f2ca183-49d2-426a-8483-cbdb8f4efdbd/public_url" office:name=""><text:span text:style-name="Definition">GitHub Foundations certification</text:span></text:a> - GitHub</text:p>
        </text:list-item>
        <text:list-item>
          <text:p text:style-name="P5"><text:a xlink:type="simple" xlink:href="https://www.codecademy.com/profiles/thrly/certificates/ffd0f42cce1a44e9a0108b365047a0a6" office:name=""><text:span text:style-name="Definition">Full-Stack Engineer certification</text:span></text:a> - Codecademy</text:p>
        </text:list-item>
        <text:list-item>
          <text:p text:style-name="P5">Kranichsteiner Musikpreis - Internationales Musikinstitut Darmstadt, Germany, 2018</text:p>
        </text:list-item>
        <text:list-item>
          <text:p text:style-name="P5">Artist Residency, Junge Akademie scholarship - Berlin Akademie der Kunst, Germany, 2022</text:p>
        </text:list-item>
      </text:list>
      <text:h text:style-name="Heading_20_2" text:outline-level="2"><text:bookmark-start text:name="contact"/>Contact<text:bookmark-end text:name="contact"/></text:h>
      <text:p text:style-name="First_20_paragraph">Please get in touch via <text:a xlink:type="simple" xlink:href="mailto:o.thrly@gmail.com" office:name=""><text:span text:style-name="Definition">o.thrly@gmail.com</text:span></text:a> and find me on <text:a xlink:type="simple" xlink:href="https://github.com/thrly" office:name=""><text:span text:style-name="Definition">GitHub</text:span></text:a> or <text:a xlink:type="simple" xlink:href="https://www.linkedin.com/in/oliver-thurley" office:name=""><text:span text:style-name="Definition">LinkedIn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>CV</dc:title>
    <dc:description/>
    <dc:subject/>
    <meta:keyword/>
    <meta:initial-creator>Oliver Thurley</meta:initial-creator>
    <dc:creator>Oliver Thurley</dc:creator>
    <meta:creation-date>2025-10-15T07:48:02Z</meta:creation-date>
    <dc:date>2025-10-15T07:48:02Z</dc:date>
    <meta:user-defined meta:name="email" meta:value-type="string">o.thrly@gmail.com</meta:user-defined>
    <meta:user-defined meta:name="github" meta:value-type="string">thrly</meta:user-defined>
    <meta:user-defined meta:name="linkedin" meta:value-type="string">oliver-thurley</meta:user-defined>
    <meta:user-defined meta:name="phone" meta:value-type="string">+447792723236</meta:user-defined>
    <meta:user-defined meta:name="updated" meta:value-type="string">October 2025</meta:user-defined>
    <meta:user-defined meta:name="web" meta:value-type="string">thrly.com</meta:user-defined>
  </office:meta>
</office:document-meta>
</file>